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086a0f" officeooo:paragraph-rsid="00086a0f" style:font-style-asian="normal" style:font-style-complex="normal"/>
    </style:style>
    <style:style style:name="P3" style:family="paragraph" style:parent-style-name="Text_20_body" style:list-style-name="L1"/>
    <style:style style:name="P4" style:family="paragraph" style:parent-style-name="Text_20_body" style:list-style-name="L1">
      <style:text-properties fo:font-style="normal" style:font-style-asian="normal" style:font-style-complex="normal"/>
    </style:style>
    <style:style style:name="P5" style:family="paragraph" style:parent-style-name="Text_20_body" style:list-style-name="L2">
      <style:text-properties fo:font-style="normal" fo:font-weight="bold" style:font-style-asian="normal" style:font-weight-asian="bold" style:font-style-complex="normal" style:font-weight-complex="bold"/>
    </style:style>
    <style:style style:name="P6" style:family="paragraph" style:parent-style-name="Text_20_body" style:list-style-name="L2"/>
    <style:style style:name="P7" style:family="paragraph" style:parent-style-name="Text_20_body" style:list-style-name="L2">
      <style:text-properties officeooo:rsid="00123049" officeooo:paragraph-rsid="00123049"/>
    </style:style>
    <style:style style:name="T1" style:family="text">
      <style:text-properties fo:font-style="italic" style:font-style-asian="italic" style:font-style-complex="italic"/>
    </style:style>
    <style:style style:name="T2" style:family="text">
      <style:text-properties fo:font-style="italic" officeooo:rsid="000a6351" style:font-style-asian="italic" style:font-style-complex="italic"/>
    </style:style>
    <style:style style:name="T3" style:family="text">
      <style:text-properties fo:font-style="italic" officeooo:rsid="0012e5ed"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c26ed"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00a6351"/>
    </style:style>
    <style:style style:name="T8" style:family="text">
      <style:text-properties fo:font-weight="bold" officeooo:rsid="000a6351" style:font-weight-asian="bold" style:font-weight-complex="bold"/>
    </style:style>
    <style:style style:name="T9" style:family="text">
      <style:text-properties officeooo:rsid="000b37e4"/>
    </style:style>
    <style:style style:name="T10" style:family="text">
      <style:text-properties officeooo:rsid="000d7f50"/>
    </style:style>
    <style:style style:name="T11" style:family="text">
      <style:text-properties officeooo:rsid="000e2188"/>
    </style:style>
    <style:style style:name="T12" style:family="text">
      <style:text-properties officeooo:rsid="000eff43"/>
    </style:style>
    <style:style style:name="T13" style:family="text">
      <style:text-properties officeooo:rsid="00105d5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egration test challenge</text:p>
      <text:h text:style-name="Heading_20_1" text:outline-level="1">Purpose of this challenge</text:h>
      <text:p text:style-name="Text_20_body">With this challenge the candidate is requested to implement a test suite capable of interacting with an existing Web application. The challenge is made up of a skeleton Maven project providing a fully functional database Web application. An example of integration test case is already provided within the Web application module in <text:span text:style-name="T1">gui</text:span><text:span text:style-name="T4"> folder, under the src/test/java/com/secmatters/demo/challenge/gui/test pacakge.</text:span></text:p>
      <text:h text:style-name="Heading_20_2" text:outline-level="2">Requirements</text:h>
      <text:list xml:id="list3366273828614698983" text:style-name="L1">
        <text:list-item>
          <text:p text:style-name="P3">Implement a test case simulating the user log-in/log-out use cases. Test both the use cases of successful and failed login. The only valid credential is <text:span text:style-name="T1">challenge/challenge</text:span>.</text:p>
        </text:list-item>
        <text:list-item>
          <text:p text:style-name="P3"><text:span text:style-name="T4">Implement a test case simulating an authenticated user that browse the </text:span><text:span text:style-name="T1">Customer</text:span><text:span text:style-name="T4"> data table. Test the sort, page jump, and selection actions verifying the expected results:</text:span></text:p>
          <text:list>
            <text:list-item>
              <text:p text:style-name="P4">A click on a column header toggles descending/ascending sorting.</text:p>
            </text:list-item>
            <text:list-item>
              <text:p text:style-name="P4">A page jump causes the table to display different data.</text:p>
            </text:list-item>
            <text:list-item>
              <text:p text:style-name="P4">Clicking on the selector column header toggles between all/none items checked for selection and the remove <text:span text:style-name="T9">link</text:span> displays/hides.</text:p>
            </text:list-item>
          </text:list>
        </text:list-item>
        <text:list-item>
          <text:p text:style-name="P4">Implement a test case simulating the user editing customers by carrying out the following actions:</text:p>
          <text:list>
            <text:list-item>
              <text:p text:style-name="P3"><text:span text:style-name="T4">Customer removal: the user selects one or more items in the customers table, clicks on </text:span><text:span text:style-name="T5">the </text:span><text:span text:style-name="T1">Remove items</text:span><text:span text:style-name="T4"> link and the items disappear from the table.</text:span></text:p>
            </text:list-item>
            <text:list-item>
              <text:p text:style-name="P4">Add new customer: the user add a new customer filling in the required information in the modal dialog. As a bonus the user may choose to implement a test for the form validation, verifying that the form submission is prevented entering invalid values or missing values <text:span text:style-name="T10">in mandatory fields</text:span>.</text:p>
            </text:list-item>
            <text:list-item>
              <text:p text:style-name="P4">Edit <text:span text:style-name="T11">an </text:span>existing customer: the user edits an existing customer by clicking the link on the name and changes some of the field values. The test must verify that the item has been actually changed in the data table.</text:p>
            </text:list-item>
          </text:list>
        </text:list-item>
      </text:list>
      <text:p text:style-name="P1">The three test cases must be implemented in three independent classes. They must all extend the <text:span text:style-name="T1">TestBase</text:span> class <text:span text:style-name="T12">that already provides</text:span> the necessary setup/teardown code for starting/stopping the <text:span text:style-name="T13">Chrome </text:span>driver.</text:p>
      <text:p text:style-name="Text_20_body"><text:span text:style-name="T4">The submitted solution must run successfully by issuing the command line </text:span><text:bookmark-start text:name="__DdeLink__122_556777895"/><text:span text:style-name="T6">mvn clean verify</text:span><text:bookmark-end text:name="__DdeLink__122_556777895"/><text:span text:style-name="T4">.</text:span></text:p>
      <text:p text:style-name="Text_20_body"><text:span text:style-name="T4">Since the id attribute of HTML tags generated by the application are not immutable, the test can rely on a custom generated </text:span><text:span text:style-name="T1">wicketpath </text:span><text:span text:style-name="T4">attribute unique within the page and immutable.</text:span></text:p>
      <text:p text:style-name="P1"><text:soft-page-break/>The integration test launches the Web application that loads data consistently in an embedded Derby database. Once the test ends the database is dropped.</text:p>
      <text:p text:style-name="P2">For <text:span text:style-name="T7">just </text:span>running the Web application <text:span text:style-name="T7">cd into </text:span><text:span text:style-name="T2">gui</text:span><text:span text:style-name="T7"> and run the command </text:span><text:span text:style-name="T8">mvn cargo:run</text:span><text:span text:style-name="T7">. Then browse the application at </text:span><text:span text:style-name="T2">http://localhost:8081/</text:span><text:span text:style-name="T3">challenge-gui</text:span><text:span text:style-name="T7">.</text:span></text:p>
      <text:h text:style-name="Heading_20_2" text:outline-level="2">Prerequisites</text:h>
      <text:p text:style-name="Text_20_body">The development environment requisites are:</text:p>
      <text:list xml:id="list7454077824430175706" text:style-name="L2">
        <text:list-item>
          <text:p text:style-name="P6">JDK 1.8 on a Windows or Linux platform.</text:p>
        </text:list-item>
        <text:list-item>
          <text:p text:style-name="P6">A recent version of the <text:span text:style-name="T1">Maven</text:span><text:span text:style-name="T4"> tool (&gt;= 3.3.9)</text:span></text:p>
        </text:list-item>
        <text:list-item>
          <text:p text:style-name="P7"><text:span text:style-name="T4">Install the challenge-backend dependecy in the local maven repository by issuing the command from the </text:span><text:span text:style-name="T1">gui</text:span><text:span text:style-name="T4"> folder:<text:line-break/></text:span><text:span text:style-name="T6">mvn install:install-file -Dfile=deployment/challenge-backend-1.0-SNAPSHOT.jar -DgroupId=com.secmatters.demo.challenge -DartifactId=challenge-backend -Dversion=1.0-SNAPSHOT -Dpackaging=jar</text:span></text:p>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09:36:18.225906629</meta:creation-date>
    <dc:date>2017-09-18T16:15:47.336742175</dc:date>
    <meta:editing-duration>PT4H55M9S</meta:editing-duration>
    <meta:editing-cycles>43</meta:editing-cycles>
    <meta:generator>LibreOffice/5.1.6.2$Linux_X86_64 LibreOffice_project/10m0$Build-2</meta:generator>
    <meta:document-statistic meta:table-count="0" meta:image-count="0" meta:object-count="0" meta:page-count="2" meta:paragraph-count="24" meta:word-count="463" meta:character-count="3061" meta:non-whitespace-character-count="2634"/>
  </office:meta>
</office:document-meta>
</file>